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11cm" fo:min-width="4.19cm"/>
    </style:style>
    <style:style style:name="gr2" style:family="graphic" style:parent-style-name="standard">
      <style:graphic-properties svg:stroke-color="#000000"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4.559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578cm"/>
    </style:style>
    <style:style style:name="gr7" style:family="graphic" style:parent-style-name="standard">
      <style:graphic-properties svg:stroke-color="#000000" draw:fill-color="#000000" fo:min-height="0cm" fo:min-width="0cm"/>
    </style:style>
    <style:style style:name="gr8" style:family="graphic" style:parent-style-name="standard">
      <style:graphic-properties svg:stroke-color="#000000" draw:fill="none" draw:opacity="100%" draw:opacity-name="Transparency_20_6" draw:textarea-horizontal-align="justify" draw:textarea-vertical-align="middle" draw:auto-grow-height="false" fo:min-height="0.648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0000"/>
    </style:style>
    <style:style style:name="P6" style:family="paragraph">
      <loext:graphic-properties draw:fill="none" draw:opacity="100%" draw:opacity-name="Transparency_20_6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826cm" svg:height="1.397cm" svg:x="1.127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.905cm" svg:y1="2.27cm" svg:x2="3.54cm" svg:y2="4.175cm" draw:start-shape="id1" draw:start-glue-point="8" draw:end-shape="id2" draw:end-glue-point="0" svg:d="M2905 2270v953h635v952" svg:viewBox="0 0 636 1906">
          <text:p/>
        </draw:connector>
        <draw:frame draw:style-name="gr3" draw:text-style-name="P3" draw:layer="layout" svg:width="4.445cm" svg:height="1.199cm" svg:x="1.254cm" svg:y="4.302cm">
          <draw:text-box>
            <text:p><text:span text:style-name="T1">collect info of expire </text:span><text:span text:style-name="T1">medicine</text:span></text:p>
          </draw:text-box>
        </draw:frame>
        <draw:custom-shape draw:style-name="gr4" draw:text-style-name="P1" xml:id="id3" draw:id="id3" draw:layer="layout" svg:width="5.207cm" svg:height="1.524cm" svg:x="0.873cm" svg:y="6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4" draw:id="id4" draw:layer="layout" svg:width="4.826cm" svg:height="1.199cm" svg:x="1.127cm" svg:y="6.842cm">
          <draw:text-box>
            <text:p><text:span text:style-name="T1">Collect info of the sell </text:span><text:span text:style-name="T1">medicine</text:span></text:p>
          </draw:text-box>
        </draw:frame>
        <draw:connector draw:style-name="gr2" draw:text-style-name="P2" draw:layer="layout" svg:x1="3.54cm" svg:y1="5.572cm" svg:x2="3.476cm" svg:y2="6.588cm" draw:start-shape="id2" draw:start-glue-point="2" draw:end-shape="id3" draw:end-glue-point="0" svg:d="M3540 5572v508h-64v508" svg:viewBox="0 0 65 1017">
          <text:p/>
        </draw:connector>
        <draw:custom-shape draw:style-name="gr4" draw:text-style-name="P1" xml:id="id5" draw:id="id5" draw:layer="layout" svg:width="5.207cm" svg:height="1.524cm" svg:x="0.365cm" svg:y="9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6" draw:id="id6" draw:layer="layout" svg:width="4.826cm" svg:height="1.199cm" svg:x="0.619cm" svg:y="9.255cm">
          <draw:text-box>
            <text:p><text:span text:style-name="T1">Know the medicine that nearly expired</text:span></text:p>
          </draw:text-box>
        </draw:frame>
        <draw:connector draw:style-name="gr2" draw:text-style-name="P2" draw:layer="layout" svg:x1="3.54cm" svg:y1="8.041cm" svg:x2="2.968cm" svg:y2="9.001cm" draw:start-shape="id4" draw:start-glue-point="2" draw:end-shape="id5" draw:end-glue-point="0" svg:d="M3540 8041v480h-572v480" svg:viewBox="0 0 573 961">
          <text:p/>
        </draw:connector>
        <draw:connector draw:style-name="gr2" draw:text-style-name="P2" draw:layer="layout" svg:x1="3.032cm" svg:y1="10.454cm" svg:x2="2.841cm" svg:y2="12.176cm" draw:start-shape="id6" draw:start-glue-point="2" draw:end-shape="id7" draw:end-glue-point="0" svg:d="M3032 10454v861h-191v861" svg:viewBox="0 0 192 1723">
          <text:p/>
        </draw:connector>
        <draw:custom-shape draw:style-name="gr4" draw:text-style-name="P1" draw:layer="layout" svg:width="5.207cm" svg:height="1.524cm" svg:x="0.238cm" svg:y="12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826cm" svg:height="1.199cm" svg:x="0.492cm" svg:y="12.429cm">
          <draw:text-box>
            <text:p><text:span text:style-name="T1">Know the cost of the <text:s text:c="3"/>all medicine </text:span></text:p>
          </draw:text-box>
        </draw:frame>
        <draw:custom-shape draw:style-name="gr4" draw:text-style-name="P1" xml:id="id7" draw:id="id7" draw:layer="layout" svg:width="5.207cm" svg:height="1.524cm" svg:x="0.238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207cm" svg:height="1.524cm" svg:x="0.238cm" svg:y="15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826cm" svg:height="1.199cm" svg:x="0.492cm" svg:y="15.986cm">
          <draw:text-box>
            <text:p><text:span text:style-name="T1">Know the cost of each medicine </text:span></text:p>
          </draw:text-box>
        </draw:frame>
        <draw:custom-shape draw:style-name="gr4" draw:text-style-name="P1" xml:id="id8" draw:id="id8" draw:layer="layout" svg:width="5.207cm" svg:height="1.524cm" svg:x="0.238cm" svg:y="15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.841cm" svg:y1="13.7cm" svg:x2="2.841cm" svg:y2="15.732cm" draw:start-shape="id7" draw:end-shape="id8" draw:end-glue-point="0" svg:d="M2841 13700v2032" svg:viewBox="0 0 1 2033">
          <text:p/>
        </draw:connector>
        <draw:custom-shape draw:style-name="gr4" draw:text-style-name="P1" draw:layer="layout" svg:width="5.207cm" svg:height="1.524cm" svg:x="0.492cm" svg:y="18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826cm" svg:height="1.199cm" svg:x="0.746cm" svg:y="18.653cm">
          <draw:text-box>
            <text:p><text:span text:style-name="T1">Know the profits of each medicine</text:span></text:p>
          </draw:text-box>
        </draw:frame>
        <draw:custom-shape draw:style-name="gr4" draw:text-style-name="P1" xml:id="id9" draw:id="id9" draw:layer="layout" svg:width="5.207cm" svg:height="1.524cm" svg:x="0.49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.841cm" svg:y1="17.256cm" svg:x2="3.095cm" svg:y2="18.4cm" draw:start-shape="id8" draw:start-glue-point="2" draw:end-shape="id9" draw:end-glue-point="0" svg:d="M2841 17256v573h254v571" svg:viewBox="0 0 255 1145">
          <text:p/>
        </draw:connector>
        <draw:custom-shape draw:style-name="gr4" draw:text-style-name="P1" draw:layer="layout" svg:width="5.207cm" svg:height="1.524cm" svg:x="0.238cm" svg:y="21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826cm" svg:height="1.199cm" svg:x="0.492cm" svg:y="21.7cm">
          <draw:text-box>
            <text:p><text:span text:style-name="T1">Know the profits of the all medicine </text:span></text:p>
          </draw:text-box>
        </draw:frame>
        <draw:custom-shape draw:style-name="gr4" draw:text-style-name="P1" xml:id="id10" draw:id="id10" draw:layer="layout" svg:width="5.207cm" svg:height="1.524cm" svg:x="0.238cm" svg:y="21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3.095cm" svg:y1="19.924cm" svg:x2="2.841cm" svg:y2="21.447cm" draw:start-shape="id9" draw:start-glue-point="2" draw:end-shape="id10" draw:end-glue-point="0" svg:d="M3095 19924v762h-254v761" svg:viewBox="0 0 255 1524">
          <text:p/>
        </draw:connector>
        <draw:connector draw:style-name="gr2" draw:text-style-name="P2" draw:layer="layout" svg:x1="2.841cm" svg:y1="22.971cm" svg:x2="3.159cm" svg:y2="25.257cm" draw:start-shape="id10" draw:start-glue-point="2" draw:end-shape="id11" draw:end-glue-point="3" svg:d="M2841 22971v763h-184v1523h502" svg:viewBox="0 0 503 2287">
          <text:p/>
        </draw:connector>
        <draw:custom-shape draw:style-name="gr4" draw:text-style-name="P1" draw:layer="layout" svg:width="5.207cm" svg:height="1.524cm" svg:x="0.49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5.207cm" svg:height="1.524cm" svg:x="3.159cm" svg:y="24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953cm" svg:height="1.673cm" svg:x="3.413cm" svg:y="24.473cm">
          <draw:text-box>
            <text:p><text:span text:style-name="T1">Analysis info to know which medicine should buy</text:span></text:p>
          </draw:text-box>
        </draw:frame>
        <draw:custom-shape draw:style-name="gr6" draw:text-style-name="P4" xml:id="id1" draw:id="id1" draw:layer="layout" svg:width="1.524cm" svg:height="0.762cm" svg:x="2.14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8.366cm" svg:y1="25.257cm" svg:x2="11.668cm" svg:y2="25.384cm" draw:start-shape="id11" draw:start-glue-point="1" draw:end-shape="id12" draw:end-glue-point="6" svg:d="M8366 25257h1651v127h1651" svg:viewBox="0 0 3303 128">
          <text:p/>
        </draw:connector>
        <draw:custom-shape draw:name="ActivityFinalInside" draw:style-name="gr7" draw:text-style-name="P5" draw:layer="layout" svg:width="0.667cm" svg:height="0.555cm" svg:x="12.091cm" svg:y="25.102cm">
          <draw:glue-point draw:id="4" svg:x="0cm" svg:y="0cm"/>
          <text:p/>
          <draw:enhanced-geometry svg:viewBox="0 0 1000 1000" draw:mirror-horizontal="false" draw:mirror-vertical="false" draw:type="NonPrimitive" draw:enhanced-path="U 500 500 700 700 0 360 Z N"/>
        </draw:custom-shape>
        <draw:custom-shape draw:style-name="gr8" draw:text-style-name="P6" xml:id="id12" draw:id="id12" draw:layer="layout" svg:width="1.524cm" svg:height="1.27cm" svg:x="11.668cm" svg:y="24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5:46:39.812479223</meta:creation-date>
    <dc:date>2021-12-15T08:11:28.665279128</dc:date>
    <meta:editing-duration>PT42M31S</meta:editing-duration>
    <meta:editing-cycles>8</meta:editing-cycles>
    <meta:generator>LibreOffice/6.4.7.2$Linux_X86_64 LibreOffice_project/40$Build-2</meta:generator>
    <meta:document-statistic meta:object-count="33"/>
  </office:meta>
</office:document-meta>
</file>